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7ad" officeooo:paragraph-rsid="000dc7a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012d" officeooo:paragraph-rsid="000dc7a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dc7ad" officeooo:paragraph-rsid="000dc7ad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7012d" officeooo:paragraph-rsid="000dc7ad" style:font-weight-asian="bold" style:font-weight-complex="bold"/>
    </style:style>
    <style:style style:name="T1" style:family="text">
      <style:text-properties officeooo:rsid="000dc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ria de Designação de Tutor</text:p>
      <text:p text:style-name="P1"/>
      <text:p text:style-name="P1"/>
      <text:p text:style-name="P3">Designar a servidora Lucineide Cruz Araújo, matrícula 2097354, como tutora do Estágio Probatório do servidor Alfredo de Mendonça Vieira, matricula 1234567, Assistente em Administração. </text:p>
      <text:p text:style-name="P3"/>
      <text:p text:style-name="P3"/>
      <text:p text:style-name="P3">Certifique-se, publique-se e cumpra-se. </text:p>
      <text:p text:style-name="P3"/>
      <text:p text:style-name="P3"/>
      <text:p text:style-name="P2">(Assinado Digitalmente em: <text:span text:style-name="T1">19</text:span>/07/2021 15:21)</text:p>
      <text:p text:style-name="P2"/>
      <text:p text:style-name="P2">Fernanda Santos Souza (1323239)</text:p>
      <text:p text:style-name="P4">Superintendência de Tecnologia da Informação </text:p>
      <text:p text:style-name="P4">Superintende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7:18:49.095000000</meta:creation-date>
    <dc:date>2021-09-08T17:26:06.433000000</dc:date>
    <meta:editing-duration>PT7M17S</meta:editing-duration>
    <meta:editing-cycles>1</meta:editing-cycles>
    <meta:document-statistic meta:table-count="0" meta:image-count="0" meta:object-count="0" meta:page-count="1" meta:paragraph-count="7" meta:word-count="48" meta:character-count="391" meta:non-whitespace-character-count="347"/>
    <meta:generator>LibreOffice/7.1.2.2$Windows_X86_64 LibreOffice_project/8a45595d069ef5570103caea1b71cc9d82b2aae4</meta:generator>
  </office:meta>
</office:document-meta>
</file>